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4" style:family="graphic" style:parent-style-name="standard">
      <style:graphic-properties svg:stroke-color="#4c4c4c"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7.1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3.1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3.6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4.24cm"/>
    </style:style>
    <style:style style:name="gr15" style:family="graphic" style:parent-style-name="standard">
      <style:graphic-properties svg:stroke-color="#808080"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svg:stroke-color="#808080" draw:fill="solid" draw:fill-color="#999999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5.141cm"/>
    </style:style>
    <style:style style:name="gr18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Line_20_Style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ahoma" style:font-family-generic="swiss" style:font-pitch="variable" fo:font-size="16pt" style:font-family-asian="Helvetica" style:font-family-generic-asian="swiss" style:font-size-asian="16pt" style:font-family-complex="Helvetica" style:font-family-generic-complex="swiss" style:font-size-complex="16pt"/>
    </style:style>
    <style:style style:name="P8" style:family="paragraph">
      <style:text-properties fo:font-family="Courier" style:font-family-generic="modern" style:font-pitch="fixed" fo:font-size="13pt" style:font-size-asian="13pt" style:font-size-complex="13pt"/>
    </style:style>
    <style:style style:name="P9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style:text-outline="false" style:text-line-through-style="none" fo:font-family="Tahoma" style:font-family-generic="swiss" style:font-pitch="variable" fo:font-size="12.5pt" fo:font-style="normal" fo:text-shadow="none" style:text-underline-style="none" fo:font-weight="normal" style:letter-kerning="true" style:font-family-asian="Helvetica" style:font-family-generic-asian="swiss" style:font-size-asian="12.5pt" style:font-style-asian="normal" style:font-weight-asian="normal" style:font-family-complex="Helvetica" style:font-family-generic-complex="swiss" style:font-size-complex="7.0999999046325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Courier" style:font-family-generic="modern" style:font-pitch="fixed" fo:font-size="13pt" style:font-size-asian="13pt" style:font-size-complex="13pt"/>
    </style:style>
    <style:style style:name="T6" style:family="text">
      <style:text-properties fo:font-family="Courier" style:font-family-generic="modern" style:font-pitch="fixed" fo:font-size="13pt" style:font-family-asian="Arial" style:font-family-generic-asian="swiss" style:font-pitch-asian="variable" style:font-size-asian="13pt" style:font-family-complex="Arial" style:font-family-generic-complex="swiss" style:font-pitch-complex="variable" style:font-size-complex="13pt"/>
    </style:style>
    <style:style style:name="T7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size-asian="10pt" style:font-style-asian="normal" style:font-weight-asian="normal" style:font-family-complex="Helvetica" style:font-family-generic-complex="swis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2cm" svg:height="1.2cm" svg:x="1.6cm" svg:y="3.8cm">
          <text:p text:style-name="P1"><text:span text:style-name="T1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1.2cm" svg:height="1.2cm" svg:x="8.4cm" svg:y="3.8cm">
          <text:p text:style-name="P1"><text:span text:style-name="T1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8cm" svg:y1="4.399cm" svg:x2="8.4cm" svg:y2="4.399cm" draw:start-shape="id1" draw:start-glue-point="10" draw:end-shape="id2" draw:end-glue-point="6" svg:d="m2800 4399h5600">
          <text:p/>
        </draw:connector>
        <draw:custom-shape draw:style-name="gr1" draw:text-style-name="P2" draw:id="id3" draw:layer="layout" svg:width="1.2cm" svg:height="1.2cm" svg:x="10.5cm" svg:y="3cm">
          <text:p text:style-name="P1"><text:span text:style-name="T1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3" draw:layer="layout" svg:width="1.2cm" svg:height="1.2cm" svg:x="16.9cm" svg:y="1.9cm">
          <text:p text:style-name="P1"><text:span text:style-name="T1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1.2cm" svg:height="1.2cm" svg:x="13.8cm" svg:y="4.1cm">
          <text:p text:style-name="P1"><text:span text:style-name="T1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cm" svg:height="1.2cm" svg:x="15.8cm" svg:y="5.4cm">
          <text:p text:style-name="P1"><text:span text:style-name="T1">Peer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4" draw:layer="layout" svg:width="1.2cm" svg:height="1.2cm" svg:x="16.8cm" svg:y="3.7cm">
          <text:p text:style-name="P1"><text:span text:style-name="T1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7cm" svg:y1="3.599cm" svg:x2="13.8cm" svg:y2="4.699cm" draw:start-shape="id3" draw:start-glue-point="10" draw:end-shape="id4" draw:end-glue-point="6" svg:d="m11700 3599 2100 1100">
          <text:p/>
        </draw:connector>
        <draw:custom-shape draw:style-name="gr1" draw:text-style-name="P2" draw:id="id5" draw:layer="layout" svg:width="1.2cm" svg:height="1.2cm" svg:x="4.5cm" svg:y="13.6cm">
          <text:p text:style-name="P1"><text:span text:style-name="T1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6" draw:layer="layout" svg:width="1.2cm" svg:height="1.2cm" svg:x="11.3cm" svg:y="13.6cm">
          <text:p text:style-name="P1"><text:span text:style-name="T1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24cm" svg:y1="13.774cm" svg:x2="11.474cm" svg:y2="13.774cm" draw:start-shape="id5" draw:start-glue-point="11" draw:end-shape="id6" draw:end-glue-point="5" svg:d="m5524 13774h5950">
          <text:p/>
        </draw:connector>
        <draw:connector draw:style-name="gr4" draw:text-style-name="P1" draw:layer="layout" draw:type="line" svg:x1="11.474cm" svg:y1="14.624cm" svg:x2="5.524cm" svg:y2="14.624cm" draw:start-shape="id6" draw:start-glue-point="7" draw:end-shape="id5" draw:end-glue-point="9" svg:d="m11474 14624h-5950">
          <text:p/>
        </draw:connector>
        <draw:custom-shape draw:style-name="gr1" draw:text-style-name="P2" draw:id="id7" draw:layer="layout" svg:width="1.2cm" svg:height="1.2cm" svg:x="4.5cm" svg:y="17cm">
          <text:p text:style-name="P1"><text:span text:style-name="T1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8" draw:layer="layout" svg:width="1.2cm" svg:height="1.2cm" svg:x="11.3cm" svg:y="17cm">
          <text:p text:style-name="P1"><text:span text:style-name="T1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24cm" svg:y1="17.174cm" svg:x2="11.474cm" svg:y2="17.174cm" draw:start-shape="id7" draw:start-glue-point="11" draw:end-shape="id8" draw:end-glue-point="5" svg:d="m5524 17174h5950">
          <text:p/>
        </draw:connector>
        <draw:connector draw:style-name="gr4" draw:text-style-name="P1" draw:layer="layout" draw:type="line" svg:x1="11.474cm" svg:y1="18.024cm" svg:x2="5.524cm" svg:y2="18.024cm" draw:start-shape="id8" draw:start-glue-point="7" draw:end-shape="id7" draw:end-glue-point="9" svg:d="m11474 18024h-5950">
          <text:p/>
        </draw:connector>
        <draw:connector draw:style-name="gr4" draw:text-style-name="P1" draw:layer="layout" draw:type="line" svg:x1="11.3cm" svg:y1="17.599cm" svg:x2="5.7cm" svg:y2="17.599cm" draw:start-shape="id8" draw:start-glue-point="6" draw:end-shape="id7" draw:end-glue-point="10" svg:d="m11300 17599h-5600">
          <text:p/>
        </draw:connector>
        <draw:line draw:style-name="gr4" draw:text-style-name="P1" draw:layer="layout" svg:x1="11.25cm" svg:y1="17.8cm" svg:x2="5.7cm" svg:y2="17.8cm">
          <text:p/>
        </draw:line>
        <draw:custom-shape draw:style-name="gr1" draw:text-style-name="P2" draw:id="id9" draw:layer="layout" svg:width="1.2cm" svg:height="1.2cm" svg:x="4.7cm" svg:y="22.4cm">
          <text:p text:style-name="P1"><text:span text:style-name="T1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2" draw:layer="layout" svg:width="1.2cm" svg:height="1.2cm" svg:x="11.3cm" svg:y="20.9cm">
          <text:p text:style-name="P1"><text:span text:style-name="T1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0" draw:layer="layout" svg:width="1.2cm" svg:height="1.2cm" svg:x="11.3cm" svg:y="22.4cm">
          <text:p text:style-name="P1"><text:span text:style-name="T1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1" draw:layer="layout" svg:width="1.2cm" svg:height="1.2cm" svg:x="11.3cm" svg:y="23.9cm">
          <text:p text:style-name="P1"><text:span text:style-name="T1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cm" svg:y1="22.999cm" svg:x2="11.3cm" svg:y2="22.999cm" draw:start-shape="id9" draw:start-glue-point="10" draw:end-shape="id10" draw:end-glue-point="6" svg:d="m5900 22999h5400">
          <text:p/>
        </draw:connector>
        <draw:connector draw:style-name="gr2" draw:text-style-name="P1" draw:layer="layout" draw:type="line" svg:x1="5.724cm" svg:y1="23.424cm" svg:x2="11.3cm" svg:y2="24.499cm" draw:start-shape="id9" draw:start-glue-point="9" draw:end-shape="id11" draw:end-glue-point="6" svg:d="m5724 23424 5576 1075">
          <text:p/>
        </draw:connector>
        <draw:frame draw:style-name="gr5" draw:layer="layout" svg:width="2.477cm" svg:height="0.984cm" svg:x="15.8cm" svg:y="22.7cm">
          <draw:text-box>
            <text:p>MRMR</text:p>
          </draw:text-box>
        </draw:frame>
        <draw:connector draw:style-name="gr4" draw:text-style-name="P1" draw:layer="layout" draw:type="line" svg:x1="11.474cm" svg:y1="23.424cm" svg:x2="6.563cm" svg:y2="23.218cm" draw:start-shape="id10" draw:start-glue-point="7" svg:d="m11474 23424-4911-206">
          <text:p/>
        </draw:connector>
        <draw:connector draw:style-name="gr4" draw:text-style-name="P1" draw:layer="layout" draw:type="line" svg:x1="11.474cm" svg:y1="24.074cm" svg:x2="6.537cm" svg:y2="23.426cm" draw:start-shape="id11" draw:start-glue-point="5" svg:d="m11474 24074-4937-648">
          <text:p/>
        </draw:connector>
        <draw:connector draw:style-name="gr4" draw:text-style-name="P1" draw:layer="layout" draw:type="line" svg:x1="11.474cm" svg:y1="24.924cm" svg:x2="5.915cm" svg:y2="23.737cm" draw:start-shape="id11" draw:start-glue-point="7" svg:d="m11474 24924-5559-1187">
          <text:p/>
        </draw:connector>
        <draw:connector draw:style-name="gr2" draw:text-style-name="P1" draw:layer="layout" draw:type="line" svg:x1="5.724cm" svg:y1="22.574cm" svg:x2="11.3cm" svg:y2="21.499cm" draw:start-shape="id9" draw:start-glue-point="11" draw:end-shape="id12" draw:end-glue-point="6" svg:d="m5724 22574 5576-1075">
          <text:p/>
        </draw:connector>
        <draw:connector draw:style-name="gr4" draw:text-style-name="P1" draw:layer="layout" draw:type="line" svg:x1="11.474cm" svg:y1="21.924cm" svg:x2="6.511cm" svg:y2="22.622cm" draw:start-shape="id12" draw:start-glue-point="7" svg:d="m11474 21924-4963 698">
          <text:p/>
        </draw:connector>
        <draw:connector draw:style-name="gr4" draw:text-style-name="P1" draw:layer="layout" draw:type="line" svg:x1="11.474cm" svg:y1="21.074cm" svg:x2="5.655cm" svg:y2="22.285cm" draw:start-shape="id12" draw:start-glue-point="5" svg:d="m11474 21074-5819 1211">
          <text:p/>
        </draw:connector>
        <draw:connector draw:style-name="gr4" draw:text-style-name="P1" draw:layer="layout" draw:type="line" svg:x1="11.474cm" svg:y1="22.574cm" svg:x2="6.563cm" svg:y2="22.829cm" draw:start-shape="id10" draw:start-glue-point="5" svg:d="m11474 22574-4911 255">
          <text:p/>
        </draw:connector>
        <draw:custom-shape draw:style-name="gr6" draw:text-style-name="P1" draw:layer="layout" svg:width="1.5cm" svg:height="0.5cm" svg:x="4.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2cm" svg:x="4.5cm" svg:y="5.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7cm" svg:y1="3.599cm" svg:x2="16.9cm" svg:y2="2.499cm" draw:start-shape="id3" draw:start-glue-point="10" draw:end-shape="id13" draw:end-glue-point="6" svg:d="m11700 3599 5200-1100">
          <text:p/>
        </draw:connector>
        <draw:connector draw:style-name="gr2" draw:text-style-name="P1" draw:layer="layout" draw:type="line" svg:x1="15cm" svg:y1="4.699cm" svg:x2="16.8cm" svg:y2="4.299cm" draw:start-shape="id4" draw:start-glue-point="10" draw:end-shape="id14" draw:end-glue-point="6" svg:d="m15000 4699 1800-400">
          <text:p/>
        </draw:connector>
      </draw:page>
      <draw:page draw:name="page2" draw:style-name="dp1" draw:master-page-name="Default">
        <draw:custom-shape draw:style-name="gr7" draw:text-style-name="P1" draw:layer="layout" svg:width="11.54cm" svg:height="1.04cm" svg:x="3.78cm" svg:y="2.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8cm" svg:height="1cm" svg:x="5.6cm" svg:y="2.4cm">
          <text:p text:style-name="P1"><text:span text:style-name="T2">Reli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6cm" svg:y="2.4cm">
          <text:p text:style-name="P1"><text:span text:style-name="T2">Ty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8cm" svg:height="1cm" svg:x="13.5cm" svg:y="2.4cm">
          <text:p text:style-name="P1"><text:span text:style-name="T2">Payloa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cm" svg:height="1cm" svg:x="7.4cm" svg:y="2.4cm">
          <text:p text:style-name="P1"><text:span text:style-name="T2">Akt. Nachricht*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3cm" svg:height="1cm" svg:x="10.2cm" svg:y="2.4cm">
          <text:p text:style-name="P1"><text:span text:style-name="T2">Anz. Nachrichten*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cm" svg:height="1cm" svg:x="3.8cm" svg:y="2.4cm">
          <text:p text:style-name="P1"><text:span text:style-name="T2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94cm" svg:height="1.04cm" svg:x="3.28cm" svg:y="5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5.3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5.3cm">
          <text:p text:style-name="P1"><text:span text:style-name="T2">UNI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4.7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4.7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7.94cm" svg:height="1.04cm" svg:x="3.28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7.4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7.4cm">
          <text:p text:style-name="P1"><text:span text:style-name="T2">MULTI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6.8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6.8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7.94cm" svg:height="1.04cm" svg:x="3.28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9.6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9.6cm">
          <text:p text:style-name="P1"><text:span text:style-name="T2">UNI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9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9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7.94cm" svg:height="1.04cm" svg:x="3.28cm" svg:y="11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11.7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11.7cm">
          <text:p text:style-name="P1"><text:span text:style-name="T2">MULTI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11.1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11.1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7.94cm" svg:height="1.04cm" svg:x="3.28cm" svg:y="13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13.7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13.7cm">
          <text:p text:style-name="P1"><text:span text:style-name="T2">SINGLE_RESPONSE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13.1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13.1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7.94cm" svg:height="1.04cm" svg:x="3.28cm" svg:y="15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15.8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15.8cm">
          <text:p text:style-name="P1"><text:span text:style-name="T2">SINGLE_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15.2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15.2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7.94cm" svg:height="1.04cm" svg:x="3.28cm" svg:y="17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17.9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17.9cm">
          <text:p text:style-name="P1"><text:span text:style-name="T2">MULTI_RESPONSE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17.3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17.3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14.04cm" svg:height="1.04cm" svg:x="3.28cm" svg:y="20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20.1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20.1cm">
          <text:p text:style-name="P1"><text:span text:style-name="T2">MULTI_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8cm" svg:height="1cm" svg:x="11.2cm" svg:y="20.1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3cm" svg:height="1cm" svg:x="14cm" svg:y="20.1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frame draw:style-name="gr5" draw:layer="layout" svg:width="1.127cm" svg:height="0.7cm" svg:x="5.2cm" svg:y="19.5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19.5cm">
          <draw:text-box>
            <text:p text:style-name="P1"><text:span text:style-name="T2">Reliable</text:span></text:p>
          </draw:text-box>
        </draw:frame>
        <draw:frame draw:style-name="gr5" draw:layer="layout" svg:width="2.916cm" svg:height="0.7cm" svg:x="11.102cm" svg:y="19.5cm">
          <draw:text-box>
            <text:p text:style-name="P1"><text:span text:style-name="T2">Akt. Nachricht</text:span></text:p>
          </draw:text-box>
        </draw:frame>
        <draw:frame draw:style-name="gr5" draw:layer="layout" svg:width="3.456cm" svg:height="0.7cm" svg:x="13.902cm" svg:y="19.5cm">
          <draw:text-box>
            <text:p text:style-name="P1"><text:span text:style-name="T2">Anz. Nachrichten</text:span></text:p>
          </draw:text-box>
        </draw:frame>
        <draw:custom-shape draw:style-name="gr7" draw:text-style-name="P1" draw:layer="layout" svg:width="7.94cm" svg:height="1.04cm" svg:x="3.28cm" svg:y="22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22.2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22.2cm">
          <text:p text:style-name="P1"><text:span text:style-name="T2">RPC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21.6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21.6cm">
          <draw:text-box>
            <text:p text:style-name="P1"><text:span text:style-name="T2">Reliable</text:span></text:p>
          </draw:text-box>
        </draw:frame>
        <draw:custom-shape draw:style-name="gr7" draw:text-style-name="P1" draw:layer="layout" svg:width="7.94cm" svg:height="1.04cm" svg:x="3.28cm" svg:y="24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8cm" svg:height="1cm" svg:x="9.4cm" svg:y="24.4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1cm" svg:height="1cm" svg:x="3.3cm" svg:y="24.4cm">
          <text:p text:style-name="P1"><text:span text:style-name="T2">RPC_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27cm" svg:height="0.7cm" svg:x="5.2cm" svg:y="23.8cm">
          <draw:text-box>
            <text:p text:style-name="P1"><text:span text:style-name="T2">Typ</text:span></text:p>
          </draw:text-box>
        </draw:frame>
        <draw:frame draw:style-name="gr5" draw:layer="layout" svg:width="1.903cm" svg:height="0.7cm" svg:x="9.301cm" svg:y="23.8cm">
          <draw:text-box>
            <text:p text:style-name="P1"><text:span text:style-name="T2">Reliable</text:span></text:p>
          </draw:text-box>
        </draw:frame>
      </draw:page>
      <draw:page draw:name="page3" draw:style-name="dp1" draw:master-page-name="Default">
        <draw:custom-shape draw:style-name="gr9" draw:text-style-name="P1" draw:layer="layout" svg:width="13.6cm" svg:height="3.5cm" svg:x="3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3.6cm" svg:height="2.5cm" svg:x="3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7cm" svg:height="1.8cm" svg:x="7.7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7.648cm" svg:height="1.048cm" svg:x="7.659cm" svg:y="5.72cm">
          <draw:text-box>
            <text:p text:style-name="P4"><text:span text:style-name="T3">ApplicationChannelPipeline</text:span></text:p>
          </draw:text-box>
        </draw:frame>
        <draw:frame draw:style-name="gr12" draw:layer="layout" svg:width="3.615cm" svg:height="1.322cm" draw:transform="rotate (1.5699236621686) translate (2.7cm 8.799cm)">
          <draw:text-box>
            <text:p>Uberlay</text:p>
          </draw:text-box>
        </draw:frame>
        <draw:frame draw:style-name="gr13" draw:layer="layout" svg:width="4.183cm" svg:height="1.322cm" draw:transform="rotate (1.5699236621686) translate (2.7cm 6.1cm)">
          <draw:text-box>
            <text:p>Ubermep</text:p>
          </draw:text-box>
        </draw:frame>
        <draw:custom-shape draw:style-name="gr10" draw:text-style-name="P1" draw:layer="layout" svg:width="5.7cm" svg:height="1.1cm" svg:x="3.90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4.74cm" svg:height="1.048cm" svg:x="4.46cm" svg:y="3.12cm">
          <draw:text-box>
            <text:p text:style-name="P4"><text:span text:style-name="T3">SRSRChannelPipeline</text:span></text:p>
          </draw:text-box>
        </draw:frame>
        <draw:custom-shape draw:style-name="gr10" draw:text-style-name="P1" draw:layer="layout" svg:width="6.4cm" svg:height="1.1cm" svg:x="10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6.357cm" svg:height="1.048cm" svg:x="10.46cm" svg:y="3.12cm">
          <draw:text-box>
            <text:p text:style-name="P4"><text:span text:style-name="T3">MultiResponseChannelPipeline</text:span></text:p>
          </draw:text-box>
        </draw:frame>
        <draw:custom-shape draw:style-name="gr15" draw:text-style-name="P7" draw:layer="layout" svg:width="13cm" svg:height="1.5cm" svg:x="3.9cm" svg:y="4cm">
          <text:p text:style-name="P6"><text:span text:style-name="T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9.866cm" svg:height="0.708cm" svg:x="5.5cm" svg:y="8.8cm">
          <draw:text-box>
            <text:p><text:span text:style-name="T5">SRSR </text:span><text:span text:style-name="T6">=</text:span><text:span text:style-name="T5"> SingleRequestSingleResponse</text:span></text:p>
          </draw:text-box>
        </draw:frame>
        <draw:custom-shape draw:style-name="gr10" draw:text-style-name="P1" draw:layer="layout" svg:width="6cm" svg:height="4cm" svg:x="7.6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5.6cm" svg:height="0.6cm" svg:x="7.8cm" svg:y="13.401cm">
          <text:p text:style-name="P6"><text:span text:style-name="T7">Rpc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5" draw:layer="layout" svg:width="5.691cm" svg:height="1.048cm" svg:x="7.659cm" svg:y="12.621cm">
          <draw:text-box>
            <text:p text:style-name="P4"><text:span text:style-name="T3">ApplicationChannelPipeline</text:span></text:p>
          </draw:text-box>
        </draw:frame>
        <draw:custom-shape draw:style-name="gr16" draw:text-style-name="P9" draw:layer="layout" svg:width="5.6cm" svg:height="0.6cm" svg:x="7.8cm" svg:y="14.201cm">
          <text:p text:style-name="P6"><text:span text:style-name="T7">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5.6cm" svg:height="0.6cm" svg:x="7.8cm" svg:y="15.001cm">
          <text:p text:style-name="P6"><text:span text:style-name="T7">Un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7cm" svg:height="0.6cm" svg:x="7.8cm" svg:y="15.801cm">
          <text:p text:style-name="P6"><text:span text:style-name="T7">Protobuf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7cm" svg:height="0.6cm" svg:x="10.7cm" svg:y="15.8cm">
          <text:p text:style-name="P6"><text:span text:style-name="T7">Protobuf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05cm" svg:height="1.6cm" svg:x="5.801cm" svg:y="1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8.7cm" svg:height="0.6cm" svg:x="6.001cm" svg:y="19.801cm">
          <text:p text:style-name="P6"><text:span text:style-name="T7">SingleRequestSingleRespons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9.323cm" svg:height="1.048cm" svg:x="5.66cm" svg:y="19.021cm">
          <draw:text-box>
            <text:p text:style-name="P4"><text:span text:style-name="T3">SingleRequestSingleResponseChannelPipeline</text:span></text:p>
          </draw:text-box>
        </draw:frame>
        <draw:custom-shape draw:style-name="gr10" draw:text-style-name="P1" draw:layer="layout" svg:width="7.3cm" svg:height="2.4cm" svg:x="6.6cm" svg:y="23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6.9cm" svg:height="0.6cm" svg:x="6.801cm" svg:y="25.501cm">
          <text:p text:style-name="P6"><text:span text:style-name="T7">SingleRequestMultiRespons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6.357cm" svg:height="1.048cm" svg:x="6.76cm" svg:y="23.921cm">
          <draw:text-box>
            <text:p text:style-name="P4"><text:span text:style-name="T3">MultiResponseChannelPipeline</text:span></text:p>
          </draw:text-box>
        </draw:frame>
        <draw:custom-shape draw:style-name="gr16" draw:text-style-name="P9" draw:layer="layout" svg:width="6.9cm" svg:height="0.6cm" svg:x="6.801cm" svg:y="24.701cm">
          <text:p text:style-name="P6"><text:span text:style-name="T7">MultiRequestMultiRespons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8" draw:text-style-name="P1" draw:id="id16" draw:layer="layout" svg:width="1.273cm" svg:height="7.103cm" draw:transform="rotate (1.57952297305457) translate (3.904cm 6.036cm)">
          <text:p/>
          <draw:enhanced-geometry svg:viewBox="0 0 88 21600" draw:glue-points="44 ?f6 44 0 0 10800 44 21600 88 10800" draw:text-areas="0 ?f6 88 ?f3" draw:type="can" draw:modifiers="976.23366641045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" draw:id="id17" draw:layer="layout" svg:width="1.275cm" svg:height="7.102cm" draw:transform="rotate (1.57952297305457) translate (3.905cm 8.061cm)">
          <text:p/>
          <draw:enhanced-geometry svg:viewBox="0 0 88 21600" draw:glue-points="44 ?f6 44 0 0 10800 44 21600 88 10800" draw:text-areas="0 ?f6 88 ?f3" draw:type="can" draw:modifiers="1220.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id="id15" draw:layer="layout" svg:width="0.2cm" svg:height="0.2cm" svg:x="11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4.299cm" svg:y1="6.309cm" svg:x2="12.099cm" svg:y2="6.299cm" draw:end-shape="id15" draw:end-glue-point="10" svg:d="m14299 6309-2200-10">
          <text:p/>
        </draw:connector>
        <draw:connector draw:style-name="gr21" draw:text-style-name="P1" draw:layer="layout" draw:type="line" svg:x1="11.007cm" svg:y1="5.368cm" svg:x2="11.928cm" svg:y2="6.228cm" draw:start-shape="id16" draw:start-glue-point="8" draw:end-shape="id15" draw:end-glue-point="5" svg:d="m11007 5368 921 860">
          <text:p/>
        </draw:connector>
        <draw:connector draw:style-name="gr21" draw:text-style-name="P1" draw:layer="layout" draw:type="line" svg:x1="11.007cm" svg:y1="7.392cm" svg:x2="11.928cm" svg:y2="6.37cm" draw:start-shape="id17" draw:start-glue-point="8" draw:end-shape="id15" draw:end-glue-point="7" svg:d="m11007 7392 921-1022">
          <text:p/>
        </draw:connector>
        <draw:frame draw:style-name="gr5" draw:text-style-name="P11" draw:layer="layout" svg:width="7.076cm" svg:height="0.654cm" svg:x="4.001cm" svg:y="5cm">
          <draw:text-box>
            <text:p text:style-name="P1"><text:span text:style-name="T1">Single Request Single Response Channel</text:span></text:p>
          </draw:text-box>
        </draw:frame>
        <draw:frame draw:style-name="gr5" draw:text-style-name="P11" draw:layer="layout" svg:width="4.347cm" svg:height="0.654cm" svg:x="5.102cm" svg:y="7.126cm">
          <draw:text-box>
            <text:p text:style-name="P1"><text:span text:style-name="T1">Multi Response Channel</text:span></text:p>
          </draw:text-box>
        </draw:frame>
        <draw:line draw:style-name="gr2" draw:text-style-name="P1" draw:layer="layout" svg:x1="12.6cm" svg:y1="4.6cm" svg:x2="12.1cm" svg:y2="6.1cm">
          <text:p/>
        </draw:line>
        <draw:frame draw:style-name="gr5" draw:text-style-name="P11" draw:layer="layout" svg:width="2.385cm" svg:height="0.654cm" svg:x="11.5cm" svg:y="4.1cm">
          <draw:text-box>
            <text:p><text:span text:style-name="T1">Mux/Demux</text:span></text:p>
          </draw:text-box>
        </draw:frame>
        <draw:line draw:style-name="gr22" draw:text-style-name="P1" draw:layer="layout" svg:x1="3.3cm" svg:y1="3.1cm" svg:x2="3.3cm" svg:y2="9.7cm">
          <text:p/>
        </draw:line>
        <draw:frame draw:style-name="gr5" draw:layer="layout" svg:width="6.784cm" svg:height="0.984cm" draw:transform="rotate (1.57830124257817) translate (2.251cm 9.767cm)">
          <draw:text-box>
            <text:p>Peer-Applikationslogik</text:p>
          </draw:text-box>
        </draw:frame>
        <draw:custom-shape draw:style-name="gr18" draw:text-style-name="P1" draw:id="id18" draw:layer="layout" svg:width="1.275cm" svg:height="7.103cm" draw:transform="rotate (1.57952297305457) translate (3.905cm 10.136cm)">
          <text:p/>
          <draw:enhanced-geometry svg:viewBox="0 0 88 21600" draw:glue-points="44 ?f6 44 0 0 10800 44 21600 88 10800" draw:text-areas="0 ?f6 88 ?f3" draw:type="can" draw:modifiers="1220.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11" draw:layer="layout" svg:width="2.66cm" svg:height="0.654cm" svg:x="5.602cm" svg:y="9.201cm">
          <draw:text-box>
            <text:p text:style-name="P1"><text:span text:style-name="T1">RPC Channel</text:span></text:p>
          </draw:text-box>
        </draw:frame>
        <draw:connector draw:style-name="gr21" draw:text-style-name="P1" draw:layer="layout" draw:type="line" svg:x1="11.008cm" svg:y1="9.467cm" svg:x2="11.999cm" svg:y2="6.399cm" draw:start-shape="id18" draw:start-glue-point="8" draw:end-shape="id15" draw:end-glue-point="8" svg:d="m11008 9467 991-3068">
          <text:p/>
        </draw:connector>
        <draw:custom-shape draw:style-name="gr1" draw:text-style-name="P3" draw:id="id20" draw:layer="layout" svg:width="6cm" svg:height="0.5cm" svg:x="10cm" svg:y="17.8cm">
          <draw:glue-point draw:id="4" svg:x="4.166cm" svg:y="5cm"/>
          <draw:glue-point draw:id="5" svg:x="-2.5cm" svg:y="5cm"/>
          <text:p text:style-name="P1"><text:span text:style-name="T2">RequestResponseChannelNexu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1" draw:layer="layout" svg:width="5.6cm" svg:height="0.5cm" svg:x="3.3cm" svg:y="17.8cm">
          <draw:glue-point draw:id="4" svg:x="1.607cm" svg:y="5cm"/>
          <draw:glue-point draw:id="5" svg:x="-1.964cm" svg:y="5cm"/>
          <draw:glue-point draw:id="6" svg:x="-3.75cm" svg:y="5cm"/>
          <text:p text:style-name="P1"><text:span text:style-name="T2">RequestResponseChannelSink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75cm" svg:y1="16.3cm" svg:x2="13cm" svg:y2="17.8cm" draw:start-shape="id19" draw:start-glue-point="5" draw:end-shape="id20" draw:end-glue-point="0" svg:d="m11750 16300 1250 1500">
          <text:p/>
        </draw:connector>
        <draw:connector draw:style-name="gr2" draw:text-style-name="P1" draw:layer="layout" draw:type="line" svg:x1="6.1cm" svg:y1="17.8cm" svg:x2="7.35cm" svg:y2="16.3cm" draw:start-shape="id21" draw:start-glue-point="0" draw:end-shape="id19" draw:end-glue-point="4" svg:d="m6100 17800 1250-1500">
          <text:p/>
        </draw:connector>
        <draw:connector draw:style-name="gr2" draw:text-style-name="P1" draw:layer="controls" draw:type="line" svg:x1="15.499cm" svg:y1="18.3cm" svg:x2="15.499cm" svg:y2="21.7cm" draw:start-shape="id20" draw:start-glue-point="4" draw:end-shape="id22" draw:end-glue-point="4" svg:d="m15499 18300v3400">
          <text:p/>
        </draw:connector>
        <draw:connector draw:style-name="gr2" draw:text-style-name="P1" draw:layer="controls" draw:type="line" svg:x1="11.5cm" svg:y1="18.3cm" svg:x2="11.5cm" svg:y2="19.8cm" draw:start-shape="id20" draw:start-glue-point="5" draw:end-shape="id23" svg:d="m11500 18300v1500">
          <text:p/>
        </draw:connector>
        <draw:frame draw:style-name="gr5" draw:text-style-name="P12" draw:layer="controls" svg:width="1.827cm" svg:height="0.615cm" svg:x="11.3cm" svg:y="18.7cm">
          <draw:text-box>
            <text:p><text:span text:style-name="T8">upstream</text:span></text:p>
          </draw:text-box>
        </draw:frame>
        <draw:frame draw:style-name="gr5" draw:text-style-name="P12" draw:layer="controls" svg:width="1.827cm" svg:height="0.615cm" svg:x="12.101cm" svg:y="16.6cm">
          <draw:text-box>
            <text:p><text:span text:style-name="T8">upstream</text:span></text:p>
          </draw:text-box>
        </draw:frame>
        <draw:frame draw:style-name="gr5" draw:text-style-name="P12" draw:layer="controls" svg:width="1.827cm" svg:height="0.615cm" svg:x="13.901cm" svg:y="20.8cm">
          <draw:text-box>
            <text:p><text:span text:style-name="T8">upstream</text:span></text:p>
          </draw:text-box>
        </draw:frame>
        <draw:frame draw:style-name="gr5" draw:text-style-name="P12" draw:layer="controls" svg:width="2.234cm" svg:height="0.615cm" svg:x="4.801cm" svg:y="16.6cm">
          <draw:text-box>
            <text:p><text:span text:style-name="T8">downstream</text:span></text:p>
          </draw:text-box>
        </draw:frame>
        <draw:connector draw:style-name="gr2" draw:text-style-name="P1" draw:layer="controls" svg:x1="8cm" svg:y1="20.05cm" svg:x2="6.1cm" svg:y2="18.3cm" draw:start-shape="id23" draw:start-glue-point="3" draw:end-shape="id21" draw:end-glue-point="2" svg:d="m8000 20050h-1900v-1750">
          <text:p/>
        </draw:connector>
        <draw:connector draw:style-name="gr2" draw:text-style-name="P1" draw:layer="controls" svg:x1="8.98cm" svg:y1="21.95cm" svg:x2="4cm" svg:y2="18.3cm" draw:start-shape="id22" draw:start-glue-point="3" draw:end-shape="id21" draw:end-glue-point="6" svg:d="m8980 21950h-4980v-3650">
          <text:p/>
        </draw:connector>
        <draw:frame draw:style-name="gr5" draw:text-style-name="P12" draw:layer="controls" svg:width="2.234cm" svg:height="0.615cm" svg:x="3.802cm" svg:y="20.8cm">
          <draw:text-box>
            <text:p><text:span text:style-name="T8">downstream</text:span></text:p>
          </draw:text-box>
        </draw:frame>
        <draw:frame draw:style-name="gr5" draw:text-style-name="P12" draw:layer="controls" svg:width="2.234cm" svg:height="0.615cm" svg:x="5.902cm" svg:y="18.7cm">
          <draw:text-box>
            <text:p><text:span text:style-name="T8">downstream</text:span></text:p>
          </draw:text-box>
        </draw:frame>
        <draw:custom-shape draw:style-name="gr1" draw:text-style-name="P1" draw:id="id23" draw:layer="controls" svg:width="7cm" svg:height="0.5cm" svg:x="8cm" svg:y="19.8cm">
          <text:p text:style-name="P1"><text:span text:style-name="T2">SingleRequestSingleResponse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2" draw:layer="controls" svg:width="7cm" svg:height="0.5cm" svg:x="8.98cm" svg:y="21.7cm">
          <draw:glue-point draw:id="4" svg:x="4.314cm" svg:y="-5.02cm"/>
          <text:p text:style-name="P1"><text:span text:style-name="T2">MultiResponse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controls" svg:width="5.5cm" svg:height="0.5cm" svg:x="6.8cm" svg:y="15.8cm">
          <draw:glue-point draw:id="4" svg:x="-4cm" svg:y="5.02cm"/>
          <draw:glue-point draw:id="5" svg:x="4cm" svg:y="5.02cm"/>
          <text:p text:style-name="P1"><text:span text:style-name="T2">UnicastMulticastChannel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id="id24" draw:layer="layout" svg:width="1.273cm" svg:height="7.101cm" draw:transform="rotate (1.57952297305457) translate (3.905cm 3.936cm)">
          <text:p/>
          <draw:enhanced-geometry svg:viewBox="0 0 88 21600" draw:glue-points="44 ?f6 44 0 0 10800 44 21600 88 10800" draw:text-areas="0 ?f6 88 ?f3" draw:type="can" draw:modifiers="976.23366641045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11" draw:layer="layout" svg:width="4.779cm" svg:height="0.654cm" svg:x="4.802cm" svg:y="2.9cm">
          <draw:text-box>
            <text:p text:style-name="P1"><text:span text:style-name="T1">Unicast / Multicast Channel</text:span></text:p>
          </draw:text-box>
        </draw:frame>
        <draw:connector draw:style-name="gr21" draw:text-style-name="P1" draw:layer="layout" draw:type="line" svg:x1="11.006cm" svg:y1="3.268cm" svg:x2="11.999cm" svg:y2="6.2cm" draw:start-shape="id24" draw:start-glue-point="8" draw:end-shape="id15" draw:end-glue-point="4" svg:d="m11006 3268 993 2932">
          <text:p/>
        </draw:connector>
        <draw:line draw:style-name="gr23" draw:text-style-name="P1" draw:layer="layout" svg:x1="13.8cm" svg:y1="2.8cm" svg:x2="13.8cm" svg:y2="10cm">
          <text:p/>
        </draw:line>
        <draw:frame draw:style-name="gr5" draw:layer="layout" svg:width="3.407cm" svg:height="1.717cm" svg:x="14.5cm" svg:y="5.5cm">
          <draw:text-box>
            <text:p>Transport-</text:p>
            <text:p text:style-name="P1">schicht</text:p>
          </draw:text-box>
        </draw:frame>
        <draw:frame draw:style-name="gr5" draw:text-style-name="P13" draw:layer="layout" svg:width="3.113cm" svg:height="0.984cm" svg:x="14.6cm" svg:y="7.171cm">
          <draw:text-box>
            <text:p><text:span text:style-name="T9">(Uberlay)</text:span></text:p>
          </draw:text-box>
        </draw:frame>
      </draw:page>
      <draw:page draw:name="page5" draw:style-name="dp1" draw:master-page-name="Default">
        <draw:custom-shape draw:style-name="gr1" draw:text-style-name="P2" draw:id="id25" draw:layer="layout" svg:width="1.9cm" svg:height="1.9cm" svg:x="4.5cm" svg:y="4.2cm">
          <text:p text:style-name="P1"><text:span text:style-name="T1">Server</text:span></text:p>
          <text:p text:style-name="P1"><text:span text:style-name="T10">urn:itm: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6" draw:layer="layout" svg:width="1.9cm" svg:height="1.9cm" svg:x="9.4cm" svg:y="4.2cm">
          <text:p text:style-name="P1"><text:span text:style-name="T1">TransitHost</text:span></text:p>
          <text:p text:style-name="P1"><text:span text:style-name="T10">urn:itm: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6.4cm" svg:y1="5.149cm" svg:x2="9.4cm" svg:y2="5.149cm" draw:start-shape="id25" draw:start-glue-point="10" draw:end-shape="id26" draw:end-glue-point="6" svg:d="m6400 5149h3000">
          <text:p/>
        </draw:connector>
        <draw:custom-shape draw:style-name="gr1" draw:text-style-name="P2" draw:id="id27" draw:layer="layout" svg:width="1.9cm" svg:height="1.9cm" svg:x="14.3cm" svg:y="4.2cm">
          <text:p text:style-name="P1"><text:span text:style-name="T1">Client</text:span></text:p>
          <text:p text:style-name="P1"><text:span text:style-name="T10">urn:itm: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1.3cm" svg:y1="5.149cm" svg:x2="14.3cm" svg:y2="5.149cm" draw:start-shape="id26" draw:start-glue-point="10" draw:end-shape="id27" draw:end-glue-point="6" svg:d="m11300 5149h3000">
          <text:p/>
        </draw:connector>
        <draw:frame draw:style-name="gr5" draw:text-style-name="P12" draw:layer="layout" svg:width="2.27cm" svg:height="0.615cm" svg:x="4.3cm" svg:y="6.1cm">
          <draw:text-box>
            <text:p><text:span text:style-name="T8">0.0.0.0:8080</text:span></text:p>
          </draw:text-box>
        </draw:frame>
        <draw:frame draw:style-name="gr5" draw:text-style-name="P12" draw:layer="layout" svg:width="2.27cm" svg:height="0.615cm" svg:x="9.2cm" svg:y="6.101cm">
          <draw:text-box>
            <text:p><text:span text:style-name="T8">0.0.0.0:8081</text:span></text:p>
          </draw:text-box>
        </draw:frame>
        <draw:frame draw:style-name="gr5" draw:text-style-name="P12" draw:layer="layout" svg:width="2.27cm" svg:height="0.615cm" svg:x="14.1cm" svg:y="6.101cm">
          <draw:text-box>
            <text:p><text:span text:style-name="T8">0.0.0.0:8082</text:span></text:p>
          </draw:text-box>
        </draw:frame>
        <draw:custom-shape draw:style-name="gr1" draw:text-style-name="P2" draw:id="id28" draw:layer="layout" svg:width="1.5cm" svg:height="1.5cm" svg:x="4.5cm" svg:y="9.201cm">
          <text:p text:style-name="P1"><text:span text:style-name="T1">Peer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9" draw:layer="layout" svg:width="1.5cm" svg:height="1.5cm" svg:x="10.9cm" svg:y="9.2cm">
          <text:p text:style-name="P1"><text:span text:style-name="T1">Peer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6cm" svg:y1="9.95cm" svg:x2="10.9cm" svg:y2="9.949cm" draw:start-shape="id28" draw:start-glue-point="10" draw:end-shape="id29" draw:end-glue-point="6" svg:d="m6000 9950 4900-1">
          <text:p/>
        </draw:connector>
        <draw:custom-shape draw:style-name="gr1" draw:text-style-name="P2" draw:id="id30" draw:layer="layout" svg:width="1.5cm" svg:height="1.5cm" svg:x="2.2cm" svg:y="12.202cm">
          <text:p text:style-name="P1"><text:span text:style-name="T1">Peer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3" draw:layer="layout" svg:width="1.5cm" svg:height="1.5cm" svg:x="15.4cm" svg:y="12.201cm">
          <text:p text:style-name="P1"><text:span text:style-name="T1">Peer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3.7cm" svg:y1="12.951cm" svg:x2="6.7cm" svg:y2="12.951cm" draw:start-shape="id30" draw:start-glue-point="10" draw:end-shape="id31" draw:end-glue-point="6" svg:d="m3700 12951h3000">
          <text:p/>
        </draw:connector>
        <draw:custom-shape draw:style-name="gr1" draw:text-style-name="P2" draw:id="id31" draw:layer="layout" svg:width="1.5cm" svg:height="1.5cm" svg:x="6.7cm" svg:y="12.202cm">
          <text:p text:style-name="P1"><text:span text:style-name="T1">Transit-</text:span></text:p>
          <text:p text:style-name="P1"><text:span text:style-name="T1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2" draw:layer="layout" svg:width="1.5cm" svg:height="1.5cm" svg:x="10.9cm" svg:y="12.202cm">
          <text:p text:style-name="P1"><text:span text:style-name="T1">Transit-</text:span></text:p>
          <text:p text:style-name="P1"><text:span text:style-name="T1">Peer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id="id34" draw:layer="layout" svg:width="1.031cm" svg:height="0.984cm" svg:x="9.04cm" svg:y="12.46cm">
          <draw:text-box>
            <text:p>...</text:p>
          </draw:text-box>
        </draw:frame>
        <draw:connector draw:style-name="gr20" draw:text-style-name="P1" draw:layer="layout" draw:type="line" svg:x1="12.4cm" svg:y1="12.951cm" svg:x2="15.4cm" svg:y2="12.95cm" draw:start-shape="id32" draw:start-glue-point="10" draw:end-shape="id33" draw:end-glue-point="6" svg:d="m12400 12951 3000-1">
          <text:p/>
        </draw:connector>
        <draw:connector draw:style-name="gr20" draw:text-style-name="P1" draw:layer="layout" draw:type="line" svg:x1="8.2cm" svg:y1="12.951cm" svg:x2="9.04cm" svg:y2="12.952cm" draw:start-shape="id31" draw:start-glue-point="10" draw:end-shape="id34" draw:end-glue-point="3" svg:d="m8200 12951 840 1">
          <text:p/>
        </draw:connector>
        <draw:connector draw:style-name="gr20" draw:text-style-name="P1" draw:layer="layout" draw:type="line" svg:x1="10.9cm" svg:y1="12.951cm" svg:x2="10.071cm" svg:y2="12.952cm" draw:start-shape="id32" draw:start-glue-point="6" draw:end-shape="id34" draw:end-glue-point="1" svg:d="m10900 12951-82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marker draw:name="Arrow" svg:viewBox="0 0 20 30" svg:d="m10 0-10 30h20z"/>
    <draw:stroke-dash draw:name="Line_20_Style_20_1" draw:display-name="Line Style 1" draw:style="rect" draw:dots1="1" draw:dots1-length="0.2cm" draw:dots2="1" draw:dots2-length="0.2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1-08T16:53:28</meta:creation-date>
    <dc:date>2011-12-27T16:50:25</dc:date>
    <meta:editing-duration>PT182H14M02S</meta:editing-duration>
    <meta:editing-cycles>51</meta:editing-cycles>
    <meta:generator>NeoOffice/3.1.1$Unix OpenOffice.org_project/Patch 0</meta:generator>
    <meta:document-statistic meta:object-count="182"/>
  </office:meta>
</office:document-meta>
</file>